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_20__28_var_29_"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175cm" svg:height="1.905cm" svg:x="5.08cm" svg:y="3.81cm">
          <draw:glue-point draw:id="4" svg:x="5.001cm" svg:y="-1.664cm" draw:escape-direction="right"/>
          <draw:glue-point draw:id="5" svg:x="-4.998cm" svg:y="-1.664cm" draw:escape-direction="left"/>
          <draw:glue-point draw:id="6" svg:x="-4.998cm" svg:y="1.669cm" draw:escape-direction="left"/>
          <draw:glue-point draw:id="7" svg:x="5.001cm" svg:y="1.669cm"/>
          <text:p text:style-name="P1"><text:span text:style-name="T1">Arrow</text:span></text:p>
          <text:p text:style-name="P1"><text:span text:style-name="T1">Combinat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175cm" svg:height="1.905cm" svg:x="5.08cm" svg:y="6.985cm">
          <text:p text:style-name="P1"><text:span text:style-name="T1">Semantic</text:span></text:p>
          <text:p text:style-name="P1"><text:span text:style-name="T1">Fun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175cm" svg:height="1.905cm" svg:x="5.08cm" svg:y="0.635cm">
          <text:p text:style-name="P1"><text:span text:style-name="T2">Abstract</text:span></text:p>
          <text:p text:style-name="P1"><text:span text:style-name="T2">Se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175cm" svg:height="1.905cm" svg:x="9.525cm" svg:y="3.81cm">
          <text:p text:style-name="P1"><text:span text:style-name="T2">Inference</text:span></text:p>
          <text:p text:style-name="P1"><text:span text:style-name="T2">Algorithm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667cm" svg:y1="6.985cm" svg:x2="6.667cm" svg:y2="5.715cm" draw:start-shape="id1" draw:start-glue-point="0" draw:end-shape="id2" draw:end-glue-point="2" svg:d="m6667 6985v-1270" svg:viewBox="0 0 1 1271">
          <text:p/>
        </draw:connector>
        <draw:connector draw:style-name="gr3" draw:text-style-name="P1" draw:layer="layout" svg:x1="6.667cm" svg:y1="3.81cm" svg:x2="6.667cm" svg:y2="2.54cm" draw:start-shape="id2" draw:start-glue-point="0" draw:end-shape="id3" draw:end-glue-point="2" svg:d="m6667 3810v-1270" svg:viewBox="0 0 1 1271">
          <text:p/>
        </draw:connector>
        <draw:connector draw:style-name="gr3" draw:text-style-name="P1" draw:layer="layout" svg:x1="2.222cm" svg:y1="3.81cm" svg:x2="5.08cm" svg:y2="1.587cm" draw:start-shape="id4" draw:start-glue-point="0" draw:end-shape="id3" draw:end-glue-point="3" svg:d="m2222 3810v-2223h2858" svg:viewBox="0 0 2859 2224">
          <text:p/>
        </draw:connector>
        <draw:connector draw:style-name="gr3" draw:text-style-name="P1" draw:layer="layout" svg:x1="9.525cm" svg:y1="7.938cm" svg:x2="8.255cm" svg:y2="7.937cm" draw:start-shape="id5" draw:start-glue-point="6" draw:end-shape="id1" svg:d="m9525 7938h-636v-1h-634" svg:viewBox="0 0 1271 2">
          <text:p/>
        </draw:connector>
        <draw:connector draw:style-name="gr3" draw:text-style-name="P1" draw:layer="layout" svg:x1="11.113cm" svg:y1="6.985cm" svg:x2="11.112cm" svg:y2="5.715cm" draw:start-shape="id5" draw:start-glue-point="4" draw:end-shape="id6" draw:end-glue-point="2" svg:d="m11113 6985v-636h-1v-634" svg:viewBox="0 0 2 1271">
          <text:p/>
        </draw:connector>
        <draw:connector draw:style-name="gr3" draw:text-style-name="P1" draw:layer="layout" svg:x1="11.112cm" svg:y1="3.81cm" svg:x2="8.255cm" svg:y2="1.587cm" draw:start-shape="id6" draw:start-glue-point="0" draw:end-shape="id3" draw:end-glue-point="1" svg:d="m11112 3810v-2223h-2857" svg:viewBox="0 0 2858 2224">
          <text:p/>
        </draw:connector>
        <draw:custom-shape draw:style-name="gr2" draw:text-style-name="P2" xml:id="id4" draw:id="id4" draw:layer="layout" svg:width="3.175cm" svg:height="1.905cm" svg:x="0.635cm" svg:y="3.81cm">
          <draw:glue-point draw:id="4" svg:x="5.001cm" svg:y="-1.664cm" draw:escape-direction="right"/>
          <draw:glue-point draw:id="5" svg:x="-4.998cm" svg:y="-1.664cm" draw:escape-direction="left"/>
          <draw:glue-point draw:id="6" svg:x="-4.998cm" svg:y="1.669cm" draw:escape-direction="left"/>
          <draw:glue-point draw:id="7" svg:x="5.001cm" svg:y="1.669cm"/>
          <text:p text:style-name="P1"><text:span text:style-name="T1">Real Function</text:span></text:p>
          <text:p text:style-name="P1"><text:span text:style-name="T1">Arrow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81cm" svg:y1="4.762cm" svg:x2="5.08cm" svg:y2="4.762cm" draw:start-shape="id4" draw:start-glue-point="1" draw:end-shape="id2" draw:end-glue-point="3" svg:d="m3810 4762h1270" svg:viewBox="0 0 1271 1">
          <text:p/>
        </draw:connector>
        <draw:connector draw:style-name="gr3" draw:text-style-name="P1" draw:layer="layout" svg:x1="5.08cm" svg:y1="7.937cm" svg:x2="2.222cm" svg:y2="5.715cm" draw:start-shape="id1" draw:start-glue-point="3" draw:end-shape="id4" draw:end-glue-point="2" svg:d="m5080 7937h-2858v-2222" svg:viewBox="0 0 2859 2223">
          <text:p/>
        </draw:connector>
        <draw:custom-shape draw:style-name="gr4" draw:text-style-name="P2" xml:id="id5" draw:id="id5" draw:layer="layout" svg:width="3.175cm" svg:height="1.905cm" svg:x="9.525cm" svg:y="6.985cm">
          <text:p text:style-name="P1"><text:span text:style-name="T1">Prog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525cm" svg:y1="4.762cm" svg:x2="8.255cm" svg:y2="4.762cm" draw:start-shape="id6" draw:start-glue-point="3" draw:end-shape="id2" draw:end-glue-point="1" svg:d="m9525 4762h-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335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3-07T12:14:44.333912830</dc:date>
    <dc:creator>Neil Toronto</dc:creator>
    <meta:editing-duration>PT3H10M48S</meta:editing-duration>
    <meta:editing-cycles>10</meta:editing-cycles>
    <meta:generator>LibreOffice/4.1.3.2$Linux_X86_64 LibreOffice_project/410m0$Build-2</meta:generator>
    <meta:document-statistic meta:object-count="15"/>
  </office:meta>
</office:document-meta>
</file>